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Pied_20_de_20_page1">
      <style:paragraph-properties style:border-line-width-top="0.026cm 0.026cm 0.106cm" fo:padding-left="0cm" fo:padding-right="0cm" fo:padding-top="0.035cm" fo:padding-bottom="0cm" fo:border-left="none" fo:border-right="none" fo:border-top="4.51pt double #585858" fo:border-bottom="none"/>
      <style:text-properties officeooo:paragraph-rsid="00178afe"/>
    </style:style>
    <style:style style:name="P2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style:text-underline-style="none" officeooo:rsid="00219dff" officeooo:paragraph-rsid="00219dff"/>
    </style:style>
    <style:style style:name="P3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style:text-underline-style="none" officeooo:rsid="00219dff" officeooo:paragraph-rsid="002212bc"/>
    </style:style>
    <style:style style:name="P4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style:text-underline-style="none" officeooo:rsid="0019667b" officeooo:paragraph-rsid="0019667b"/>
    </style:style>
    <style:style style:name="P5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style:text-underline-style="solid" style:text-underline-width="auto" style:text-underline-color="font-color" officeooo:rsid="0019667b" officeooo:paragraph-rsid="0019667b"/>
    </style:style>
    <style:style style:name="P6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fo:font-style="normal" style:text-underline-style="none" officeooo:rsid="001d22ef" officeooo:paragraph-rsid="001d22ef" style:font-style-asian="normal" style:font-style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fo:font-style="normal" style:text-underline-style="none" officeooo:rsid="001d22ef" officeooo:paragraph-rsid="001db45d" style:font-style-asian="normal" style:font-style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fo:font-style="normal" style:text-underline-style="none" officeooo:rsid="001d22ef" officeooo:paragraph-rsid="00225454" style:font-style-asian="normal" style:font-style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fo:font-style="normal" style:text-underline-style="none" officeooo:rsid="0020b51f" officeooo:paragraph-rsid="0020b51f" style:font-style-asian="normal" style:font-style-complex="normal"/>
    </style:style>
    <style:style style:name="P10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13.36cm"/>
        </style:tab-stops>
      </style:paragraph-properties>
      <style:text-properties style:text-underline-style="solid" style:text-underline-width="auto" style:text-underline-color="font-color" officeooo:rsid="0019667b" officeooo:paragraph-rsid="0019667b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style:text-underline-style="none" officeooo:rsid="00219dff" officeooo:paragraph-rsid="00219dff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3.36cm"/>
        </style:tab-stops>
      </style:paragraph-properties>
      <style:text-properties style:text-underline-style="none" officeooo:rsid="00219dff" officeooo:paragraph-rsid="0026fd29"/>
    </style:style>
    <style:style style:name="T1" style:family="text">
      <style:text-properties style:font-name="Calibri Light"/>
    </style:style>
    <style:style style:name="T2" style:family="text">
      <style:text-properties style:font-name="Calibri Light" officeooo:rsid="00178afe"/>
    </style:style>
    <style:style style:name="T3" style:family="text">
      <style:text-properties officeooo:rsid="00178afe"/>
    </style:style>
    <style:style style:name="T4" style:family="text">
      <style:text-properties officeooo:rsid="001db45d"/>
    </style:style>
    <style:style style:name="T5" style:family="text">
      <style:text-properties style:font-name="Courier"/>
    </style:style>
    <style:style style:name="T6" style:family="text">
      <style:text-properties style:font-name="Courier" officeooo:rsid="001db45d"/>
    </style:style>
    <style:style style:name="T7" style:family="text">
      <style:text-properties style:font-name="Courier" fo:font-style="normal" style:font-style-asian="normal" style:font-style-complex="normal"/>
    </style:style>
    <style:style style:name="T8" style:family="text">
      <style:text-properties style:font-name="Courier" fo:font-style="normal" officeooo:rsid="001d22ef" style:font-style-asian="normal" style:font-style-complex="normal"/>
    </style:style>
    <style:style style:name="T9" style:family="text">
      <style:text-properties style:font-name="Courier" officeooo:rsid="002212bc"/>
    </style:style>
    <style:style style:name="T10" style:family="text">
      <style:text-properties officeooo:rsid="002212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ep 2 :</text:p>
      <text:p text:style-name="P6">De manière générale, les exceptions <text:span text:style-name="T5">Put*</text:span> vont chercher leur paramètre d’entrée dans le registre 4 puis appellent leur homonyme dans <text:span text:style-name="T5">SynchConsole</text:span> avec ce paramètre.</text:p>
      <text:p text:style-name="P6">Les exceptions <text:span text:style-name="T5">Get*</text:span> récupèrent leur paramètre à partir de leur fonction homonyme dans <text:span text:style-name="T5">SynchConsole</text:span> puis le sauvegarde dans le registre (n°2) de retour.</text:p>
      <text:p text:style-name="P8">Pour les exceptions sur les chaînes de caractères c’est un peu différent : on lit et on écrit directement <text:span text:style-name="T4">en</text:span> mémoire. <text:span text:style-name="T4">Au lieu de récupérer directement le paramètre, on récupère son adresse.</text:span></text:p>
      <text:p text:style-name="P8"><text:span text:style-name="T4">Pour l’exception </text:span><text:span text:style-name="T6">PutString</text:span><text:span text:style-name="T4">, on utilise la fonction </text:span><text:span text:style-name="T6">copyStringFromMachine</text:span><text:span text:style-name="T4"> qui, à partir de l’adresse, récupère une chaîne de caractères en mémoire.</text:span></text:p>
      <text:p text:style-name="P8"><text:span text:style-name="T4">Pour l’exception </text:span><text:span text:style-name="T6">GetString</text:span><text:span text:style-name="T4">, on utilise la fonction </text:span><text:span text:style-name="T6">writeStringToMachine</text:span><text:span text:style-name="T4"> qui, à partir de l’adresse, insère une chaîne de caractères en mémoire.</text:span></text:p>
      <text:p text:style-name="P9">A ce stade, <text:span text:style-name="T5">SynchConsole</text:span> synchronise uniquement les I/O au niveau du caractère.</text:p>
      <text:p text:style-name="P7"/>
      <text:p text:style-name="P5">Step 3 :</text:p>
      <text:p text:style-name="P2">Ajout des appels systèmes<text:span text:style-name="T5"> UserThreadCreate, UserThreadExit, UserThreadJoin </text:span><text:span text:style-name="T10">et des fonctions do_* correspondantes :</text:span></text:p>
      <text:p text:style-name="P12"><text:span text:style-name="T5">- </text:span><text:span text:style-name="T9">do_</text:span><text:span text:style-name="T5">UserThreadCreate : </text:span></text:p>
      <text:p text:style-name="P12"><text:span text:style-name="T5">- </text:span><text:span text:style-name="T9">do_</text:span><text:span text:style-name="T5">UserThreadExit : </text:span></text:p>
      <text:p text:style-name="P12"><text:span text:style-name="T5">- </text:span><text:span text:style-name="T9">do_</text:span><text:span text:style-name="T5">UserThreadJoin :</text:span></text:p>
      <text:p text:style-name="P2"/>
      <text:p text:style-name="P2">Modification de <text:span text:style-name="T8">SynchConsole.</text:span><text:span text:style-name="T7">cc </text:span>pour synchroniser les entrées et les sorties. <text:span text:style-name="T10">(1 semaphore pour l’écriture (resp. lecture))</text:span></text:p>
      <text:p text:style-name="P3">Création d’une classe <text:span text:style-name="T5">SynchListThread</text:span>, pour gérer une liste de struct … (int tid (identifiant de thread) semaphore …). <text:span text:style-name="T10">Cela sera utile pour la fonction </text:span><text:span text:style-name="T5">UserThreadJoi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Step 4 :</text:p>
      <text:p text:style-name="P4"/>
      <text:p text:style-name="P4"/>
      <text:p text:style-name="P4"/>
      <text:p text:style-name="P4"/>
      <text:p text:style-name="P5">Step 5  :</text:p>
      <text:p text:style-name="P4"/>
      <text:p text:style-name="P4"/>
      <text:p text:style-name="P4"/>
      <text:p text:style-name="P4"/>
      <text:p text:style-name="P5">Step 6 :</text:p>
      <text:p text:style-name="P4"/>
      <text:p text:style-name="P4"/>
      <text:p text:style-name="P4"/>
      <text:p text:style-name="P4"/>
      <text:p text:style-name="P5">Step 7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égende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1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ied_20_de_20_page1" style:display-name="Pied de page1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En-tête_20_Car1" style:display-name="En-tête Car1" style:family="text" style:parent-style-name="Default_20_Paragraph_20_Font"/>
    <style:style style:name="Pied_20_de_20_page_20_Car1" style:display-name="Pied de page Car1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ied_20_de_20_page1">
      <style:paragraph-properties style:border-line-width-top="0.026cm 0.026cm 0.106cm" fo:padding-left="0cm" fo:padding-right="0cm" fo:padding-top="0.035cm" fo:padding-bottom="0cm" fo:border-left="none" fo:border-right="none" fo:border-top="4.51pt double #585858" fo:border-bottom="none"/>
      <style:text-properties officeooo:paragraph-rsid="00178afe"/>
    </style:style>
    <style:style style:name="MT1" style:family="text">
      <style:text-properties style:font-name="Calibri Light" officeooo:rsid="00178afe"/>
    </style:style>
    <style:style style:name="MT2" style:family="text">
      <style:text-properties style:font-name="Calibri Light"/>
    </style:style>
    <style:style style:name="MT3" style:family="text">
      <style:text-properties officeooo:rsid="00178af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achOS / Design choices</text:span><text:span text:style-name="MT2"><text:tab/>Page </text:span><text:span text:style-name="MT2"><text:page-number text:select-page="current">2</text:page-number></text:span><text:tab/><text:span text:style-name="MT3">Groupe F</text:span></text:p>
        <text:p text:style-name="Pied_20_de_20_page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AULAGNIER</meta:initial-creator>
    <meta:editing-cycles>33</meta:editing-cycles>
    <meta:creation-date>2017-02-22T13:23:00</meta:creation-date>
    <dc:date>2017-12-19T11:38:11.729519103</dc:date>
    <dc:language>fr-FR</dc:language>
    <meta:editing-duration>PT4H4M20S</meta:editing-duration>
    <meta:generator>LibreOffice/5.1.6.2$Linux_X86_64 LibreOffice_project/10m0$Build-2</meta:generator>
    <meta:document-statistic meta:table-count="0" meta:image-count="0" meta:object-count="0" meta:page-count="2" meta:paragraph-count="19" meta:word-count="220" meta:character-count="1430" meta:non-whitespace-character-count="12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